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C8000001534D64F1A1.png"/>
  <manifest:file-entry manifest:media-type="image/png" manifest:full-path="Pictures/10000201000001D00000015427186DC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Objet_20_sans_20_remplissage_20_ni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367cm"/>
    </style:style>
    <style:style style:name="P1" style:family="paragraph">
      <style:text-properties fo:font-size="14pt"/>
    </style:style>
    <style:style style:name="P2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65cm" svg:height="1.2cm" svg:x="4.75cm" svg:y="0.05cm">
          <draw:text-box>
            <text:p><text:span text:style-name="T1">Rainfall_Sunshine_Different_Locations</text:span></text:p>
          </draw:text-box>
        </draw:frame>
        <draw:g>
          <draw:frame draw:style-name="gr2" draw:text-style-name="P2" draw:layer="layout" svg:width="10.811cm" svg:height="7.922cm" svg:x="0.689cm" svg:y="3.5cm">
            <draw:image xlink:href="Pictures/10000201000001D00000015427186DC4.png" xlink:type="simple" xlink:show="embed" xlink:actuate="onLoad">
              <text:p/>
            </draw:image>
          </draw:frame>
          <draw:frame draw:style-name="gr2" draw:text-style-name="P2" draw:layer="layout" svg:width="10.625cm" svg:height="7.899cm" svg:x="12.125cm" svg:y="3.501cm">
            <draw:image xlink:href="Pictures/10000201000001C8000001534D64F1A1.png" xlink:type="simple" xlink:show="embed" xlink:actuate="onLoad">
              <text:p/>
            </draw:image>
          </draw:frame>
          <draw:frame draw:style-name="gr3" draw:layer="layout" svg:width="10.75cm" svg:height="0.747cm" svg:x="0.75cm" svg:y="11.593cm">
            <draw:text-box>
              <text:p>Heatmap of the <text:span text:style-name="T2">Rainfall</text:span> based on the whole dataset</text:p>
            </draw:text-box>
          </draw:frame>
          <draw:frame draw:style-name="gr3" draw:layer="layout" svg:width="10.75cm" svg:height="0.747cm" svg:x="12.05cm" svg:y="11.594cm">
            <draw:text-box>
              <text:p>Heatmap of the <text:span text:style-name="T2">Sunshine</text:span> based on the whole dataset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28T15:07:38</meta:creation-date>
    <dc:date>2022-10-23T21:04:34</dc:date>
    <meta:editing-duration>P1DT1H31M53S</meta:editing-duration>
    <meta:editing-cycles>116</meta:editing-cycles>
    <meta:generator>OpenOffice/4.1.2$Unix OpenOffice.org_project/412m3$Build-9782</meta:generator>
    <dc:creator>Fabien Vilar</dc:creator>
    <dc:description>Created by MLG, the 2014/04/25</dc:description>
    <dc:subject>Fakhfakh Thesis, Chapter TOM4D</dc:subject>
    <dc:title>Structural Model SM(Omega) of the hydraulic system</dc:title>
    <meta:document-statistic meta:object-count="6"/>
    <meta:user-defined meta:name="Información 1"/>
    <meta:user-defined meta:name="Información 2"/>
    <meta:user-defined meta:name="Información 3"/>
    <meta:user-defined meta:name="Información 4"/>
  </office:meta>
</office:document-meta>
</file>